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7366in"/>
    </style:style>
    <style:style style:name="co5" style:family="table-column">
      <style:table-column-properties fo:break-before="auto" style:column-width="4.5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osekliai=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 + matrix calculation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/>
          <table:table-cell office:value-type="string" calcext:value-type="string">
            <text:p>max teorinis pagreitejimas</text:p>
          </table:table-cell>
          <table:table-cell office:value-type="string" calcext:value-type="string">
            <text:p>S_p</text:p>
          </table:table-cell>
          <table:table-cell office:value-type="string" calcext:value-type="string">
            <text:p>Praktini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B18:.B20];[.C18:.C20])/COUNT([.B18:.B20])" office:value-type="float" office:value="10.3198383933333" calcext:value-type="float">
            <text:p>10.3198383933333</text:p>
          </table:table-cell>
          <table:table-cell table:formula="of:=AVERAGE([.D18:.D20])" office:value-type="float" office:value="19.9716333333333" calcext:value-type="float">
            <text:p>19.9716333333333</text:p>
          </table:table-cell>
          <table:table-cell table:formula="of:=SUM([.B3:.C3])" office:value-type="float" office:value="30.2914717266667" calcext:value-type="float">
            <text:p>30.2914717266667</text:p>
          </table:table-cell>
          <table:table-cell table:formula="of:=[.B3]/([.B3]+[.C3])" office:value-type="float" office:value="0.340684615341697" calcext:value-type="float">
            <text:p>0.340684615341697</text:p>
          </table:table-cell>
          <table:table-cell table:formula="of:=1-[.E3]" office:value-type="float" office:value="0.659315384658303" calcext:value-type="float">
            <text:p>0.659315384658303</text:p>
          </table:table-cell>
          <table:table-cell/>
          <table:table-cell table:formula="of:=1/[.E3]" office:value-type="float" office:value="2.9352660935306" calcext:value-type="float">
            <text:p>2.9352660935306</text:p>
          </table:table-cell>
          <table:table-cell table:formula="of:=1/([.E3]+([.F3]/[.A3])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B24:.B26];[.C24:.C26])/COUNT([.B24:.B26])" office:value-type="float" office:value="10.3109900033333" calcext:value-type="float">
            <text:p>10.3109900033333</text:p>
          </table:table-cell>
          <table:table-cell table:formula="of:=AVERAGE([.D24:.D26])" office:value-type="float" office:value="10.2751666666667" calcext:value-type="float">
            <text:p>10.2751666666667</text:p>
          </table:table-cell>
          <table:table-cell table:formula="of:=SUM([.B4:.C4])" office:value-type="float" office:value="20.58615667" calcext:value-type="float">
            <text:p>20.58615667</text:p>
          </table:table-cell>
          <table:table-cell table:formula="of:=[.B4]/([.B4]+[.C4])" office:value-type="float" office:value="0.50087008316416" calcext:value-type="float">
            <text:p>0.50087008316416</text:p>
          </table:table-cell>
          <table:table-cell table:formula="of:=1-[.E4]" office:value-type="float" office:value="0.49912991683584" calcext:value-type="float">
            <text:p>0.49912991683584</text:p>
          </table:table-cell>
          <table:table-cell table:number-columns-repeated="2"/>
          <table:table-cell table:formula="of:=1/([.E3]+([.F3]/[.A4]))" office:value-type="float" office:value="1.49177515510631" calcext:value-type="float">
            <text:p>1.49177515510631</text:p>
          </table:table-cell>
          <table:table-cell table:formula="of:=[.$D$3]/[.D4]" office:value-type="float" office:value="1.47144861531196" calcext:value-type="float">
            <text:p>1.471448615311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B30:.B32];[.C30:.C32])/COUNT([.B30:.B32])" office:value-type="float" office:value="10.3286707166667" calcext:value-type="float">
            <text:p>10.3286707166667</text:p>
          </table:table-cell>
          <table:table-cell table:formula="of:=AVERAGE([.D30:.D32])" office:value-type="float" office:value="5.46506666666667" calcext:value-type="float">
            <text:p>5.46506666666667</text:p>
          </table:table-cell>
          <table:table-cell table:formula="of:=SUM([.B5:.C5])" office:value-type="float" office:value="15.7937373833333" calcext:value-type="float">
            <text:p>15.7937373833333</text:p>
          </table:table-cell>
          <table:table-cell table:formula="of:=[.B5]/([.B5]+[.C5])" office:value-type="float" office:value="0.65397255038356" calcext:value-type="float">
            <text:p>0.65397255038356</text:p>
          </table:table-cell>
          <table:table-cell table:formula="of:=1-[.E5]" office:value-type="float" office:value="0.346027449616441" calcext:value-type="float">
            <text:p>0.346027449616441</text:p>
          </table:table-cell>
          <table:table-cell table:number-columns-repeated="2"/>
          <table:table-cell table:formula="of:=1/([.E3]+([.F3]/[.A5]))" office:value-type="float" office:value="1.97818668769039" calcext:value-type="float">
            <text:p>1.97818668769039</text:p>
          </table:table-cell>
          <table:table-cell table:formula="of:=[.$D$3]/[.D5]" office:value-type="float" office:value="1.91794196594863" calcext:value-type="float">
            <text:p>1.9179419659486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0.00330687;0.00367093;0.00315094)/3+SUM(10.3126;10.4045;10.3346)/3" office:value-type="float" office:value="10.3539429133333" calcext:value-type="float">
            <text:p>10.3539429133333</text:p>
          </table:table-cell>
          <table:table-cell table:formula="of:=AVERAGE(3.9672;4.0364;3.97391)" office:value-type="float" office:value="3.99250333333333" calcext:value-type="float">
            <text:p>3.99250333333333</text:p>
          </table:table-cell>
          <table:table-cell table:formula="of:=SUM([.B6:.C6])" office:value-type="float" office:value="14.3464462466667" calcext:value-type="float">
            <text:p>14.3464462466667</text:p>
          </table:table-cell>
          <table:table-cell table:formula="of:=[.B6]/([.B6]+[.C6])" office:value-type="float" office:value="0.721707852614652" calcext:value-type="float">
            <text:p>0.721707852614652</text:p>
          </table:table-cell>
          <table:table-cell table:formula="of:=1-[.E6]" office:value-type="float" office:value="0.278292147385348" calcext:value-type="float">
            <text:p>0.278292147385348</text:p>
          </table:table-cell>
          <table:table-cell table:number-columns-repeated="2"/>
          <table:table-cell table:formula="of:=1/([.E3]+([.F3]/[.A6]))" office:value-type="float" office:value="2.21940844246444" calcext:value-type="float">
            <text:p>2.21940844246444</text:p>
          </table:table-cell>
          <table:table-cell table:formula="of:=[.$D$3]/[.D6]" office:value-type="float" office:value="2.11142684438" calcext:value-type="float">
            <text:p>2.11142684438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formula="of:=AVERAGE(3.9672;4.0364;3.97391)" office:value-type="float" office:value="3.99250333333333" calcext:value-type="float">
            <text:p>3.99250333333333</text:p>
          </table:table-cell>
          <table:table-cell table:number-columns-repeated="8"/>
          <table:table-cell office:value-type="string" calcext:value-type="string">
            <text:p>kita data gauti is skaiciavimu kai sulygiagretinsiu(paleisti ant kito kompo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aikas dali kisti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ant mano kompo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num points 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num iteration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Nuosekli data</text:p>
          </table:table-cell>
          <table:table-cell table:number-columns-repeated="9"/>
          <table:table-cell office:value-type="string" calcext:value-type="string">
            <text:p>ma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6"/>
          <table:table-cell office:value-type="string" calcext:value-type="string">
            <text:p>num points 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/>
          <table:table-cell office:value-type="float" office:value="0.00323701" calcext:value-type="float">
            <text:p>0.00323701</text:p>
          </table:table-cell>
          <table:table-cell office:value-type="float" office:value="10.3124" calcext:value-type="float">
            <text:p>10.3124</text:p>
          </table:table-cell>
          <table:table-cell office:value-type="float" office:value="19.9546" calcext:value-type="float">
            <text:p>19.9546</text:p>
          </table:table-cell>
          <table:table-cell table:number-columns-repeated="6"/>
          <table:table-cell office:value-type="string" calcext:value-type="string">
            <text:p>num iteration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/>
          <table:table-cell office:value-type="float" office:value="0.00437999" calcext:value-type="float">
            <text:p>0.00437999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19.993" calcext:value-type="float">
            <text:p>19.9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39818" calcext:value-type="float">
            <text:p>0.00339818</text:p>
          </table:table-cell>
          <table:table-cell office:value-type="float" office:value="10.3207" calcext:value-type="float">
            <text:p>10.3207</text:p>
          </table:table-cell>
          <table:table-cell office:value-type="float" office:value="19.9673" calcext:value-type="float">
            <text:p>19.967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cesoriai 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649" calcext:value-type="float">
            <text:p>0.0032649</text:p>
          </table:table-cell>
          <table:table-cell office:value-type="float" office:value="10.3459" calcext:value-type="float">
            <text:p>10.3459</text:p>
          </table:table-cell>
          <table:table-cell office:value-type="float" office:value="10.2932" calcext:value-type="float">
            <text:p>10.293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2604" calcext:value-type="float">
            <text:p>0.00322604</text:p>
          </table:table-cell>
          <table:table-cell office:value-type="float" office:value="10.2649" calcext:value-type="float">
            <text:p>10.2649</text:p>
          </table:table-cell>
          <table:table-cell office:value-type="float" office:value="10.3794" calcext:value-type="float">
            <text:p>10.37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17907" calcext:value-type="float">
            <text:p>0.00317907</text:p>
          </table:table-cell>
          <table:table-cell office:value-type="float" office:value="10.3125" calcext:value-type="float">
            <text:p>10.3125</text:p>
          </table:table-cell>
          <table:table-cell office:value-type="float" office:value="10.1529" calcext:value-type="float">
            <text:p>10.152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rocesoriai 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matrix calculation</text:p>
          </table:table-cell>
          <table:table-cell office:value-type="string" calcext:value-type="string">
            <text:p>calculation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7802" calcext:value-type="float">
            <text:p>0.00327802</text:p>
          </table:table-cell>
          <table:table-cell office:value-type="float" office:value="10.3312" calcext:value-type="float">
            <text:p>10.3312</text:p>
          </table:table-cell>
          <table:table-cell office:value-type="float" office:value="5.46127" calcext:value-type="float">
            <text:p>5.46127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49092" calcext:value-type="float">
            <text:p>0.00349092</text:p>
          </table:table-cell>
          <table:table-cell office:value-type="float" office:value="10.3266" calcext:value-type="float">
            <text:p>10.3266</text:p>
          </table:table-cell>
          <table:table-cell office:value-type="float" office:value="5.47112" calcext:value-type="float">
            <text:p>5.47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0324321" calcext:value-type="float">
            <text:p>0.00324321</text:p>
          </table:table-cell>
          <table:table-cell office:value-type="float" office:value="10.3182" calcext:value-type="float">
            <text:p>10.3182</text:p>
          </table:table-cell>
          <table:table-cell office:value-type="float" office:value="5.46281" calcext:value-type="float">
            <text:p>5.4628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04:00.815776546</meta:creation-date>
    <meta:generator>LibreOffice/7.4.1.2$Linux_X86_64 LibreOffice_project/40$Build-2</meta:generator>
    <dc:date>2022-10-20T20:45:22.743306663</dc:date>
    <meta:editing-duration>PT43M11S</meta:editing-duration>
    <meta:editing-cycles>5</meta:editing-cycles>
    <meta:document-statistic meta:table-count="1" meta:cell-count="93" meta:object-count="0"/>
  </office:meta>
</office:document-meta>
</file>